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ontents_20_4">
      <style:paragraph-properties>
        <style:tab-stops>
          <style:tab-stop style:position="6.3354in" style:type="right" style:leader-style="dotted" style:leader-text="."/>
        </style:tab-stops>
      </style:paragraph-properties>
    </style:style>
    <style:style style:name="P2" style:family="paragraph" style:parent-style-name="Contents_20_3">
      <style:paragraph-properties>
        <style:tab-stops>
          <style:tab-stop style:position="6.5319in" style:type="right" style:leader-style="dotted" style:leader-text="."/>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top="0in" fo:margin-bottom="0in"/>
    </style:style>
    <style:style style:name="P8" style:family="paragraph" style:parent-style-name="Text_20_body" style:list-style-name="L2">
      <style:paragraph-properties fo:margin-top="0in" fo:margin-bottom="0in"/>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T1" style:family="text">
      <style:text-properties fo:font-size="22pt" fo:font-weight="bold" style:font-size-asian="22pt" style:font-weight-asian="bold" style:font-size-complex="22pt" style:font-weight-complex="bold"/>
    </style:style>
    <style:style style:name="T2" style:family="text">
      <style:text-properties fo:font-size="22pt" style:font-size-asian="22pt" style:font-size-complex="22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text:span text:style-name="T1">NLP </text:span><text:span text:style-name="Strong_20_Emphasis"><text:span text:style-name="T2">Natural Language Processing</text:span></text:span></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Q1. What is NLP?<text:tab/>1</text:p>
          <text:p text:style-name="P2">Q2. What is Tokenization?<text:tab/>1</text:p>
          <text:p text:style-name="P2">Q3. State the Applications of NLP.<text:tab/>1</text:p>
          <text:p text:style-name="P2">Q4. What are the Steps Involved while Preprocessing Data for NLP?<text:tab/>2</text:p>
          <text:p text:style-name="P2">Q5. Explain Morphological Analysis in NLP.<text:tab/>2</text:p>
          <text:p text:style-name="P1">Types of Morphology in NLP:<text:tab/>2</text:p>
          <text:p text:style-name="P1">Applications of Morphological Analysis:<text:tab/>2</text:p>
        </text:index-body>
      </text:table-of-content>
      <text:p text:style-name="Standard"/>
      <text:p text:style-name="Standard"/>
      <text:p text:style-name="Standard"/>
      <text:p text:style-name="Standard"/>
      <text:h text:style-name="Heading_20_3" text:outline-level="3">Q1. What is NLP?</text:h>
      <text:p text:style-name="Text_20_body"><text:span text:style-name="Strong_20_Emphasis">Natural Language Processing (NLP)</text:span> is a field of artificial intelligence (AI) that enables computers to understand, interpret, and generate human language. It combines linguistics and machine learning techniques to process text and speech, making it possible for machines to perform language-related tasks such as translation, sentiment analysis, chatbots, and speech recognition.</text:p>
      <text:p text:style-name="Standard"/>
      <text:h text:style-name="Heading_20_3" text:outline-level="3">Q2. What is Tokenization?</text:h>
      <text:p text:style-name="Text_20_body"><text:span text:style-name="Strong_20_Emphasis">Tokenization</text:span> is the process of breaking a text into smaller components, called <text:span text:style-name="Strong_20_Emphasis">tokens</text:span>. These tokens can be words, phrases, sentences, or even characters, depending on the level of analysis. Tokenization is an essential step in NLP as it helps in text processing, making it easier for models to analyze and understand the data.</text:p>
      <text:p text:style-name="Text_20_body"><text:span text:style-name="Strong_20_Emphasis">Example:</text:span><text:line-break/>Input: <text:span text:style-name="Source_20_Text">"Natural Language Processing is amazing!"</text:span><text:line-break/>Word Tokenization Output: <text:span text:style-name="Source_20_Text">["Natural", "Language", "Processing", "is", "amazing", "!"]</text:span><text:line-break/>Sentence Tokenization Output: <text:span text:style-name="Source_20_Text">["Natural Language Processing is amazing!"]</text:span></text:p>
      <text:p text:style-name="Standard"/>
      <text:h text:style-name="Heading_20_3" text:outline-level="3">Q3. State the Applications of NLP.</text:h>
      <text:p text:style-name="Text_20_body">NLP has a wide range of applications, including:</text:p>
      <text:list xml:id="list6455943004100137265" text:style-name="L1">
        <text:list-item>
          <text:p text:style-name="P7"><text:span text:style-name="Strong_20_Emphasis">Machine Translation:</text:span> Google Translate, DeepL</text:p>
        </text:list-item>
        <text:list-item>
          <text:p text:style-name="P7"><text:span text:style-name="Strong_20_Emphasis">Speech Recognition:</text:span> Siri, Alexa, Google Assistant</text:p>
        </text:list-item>
        <text:list-item>
          <text:p text:style-name="P7"><text:span text:style-name="Strong_20_Emphasis">Chatbots and Virtual Assistants:</text:span> Customer support bots, AI assistants</text:p>
        </text:list-item>
        <text:list-item>
          <text:p text:style-name="P7"><text:span text:style-name="Strong_20_Emphasis">Sentiment Analysis:</text:span> Opinion mining in social media and product reviews</text:p>
        </text:list-item>
        <text:list-item>
          <text:p text:style-name="P7"><text:span text:style-name="Strong_20_Emphasis">Text Summarization:</text:span> Summarizing news articles or research papers</text:p>
        </text:list-item>
        <text:list-item>
          <text:p text:style-name="P7"><text:soft-page-break/><text:span text:style-name="Strong_20_Emphasis">Spam Detection:</text:span> Filtering spam emails</text:p>
        </text:list-item>
        <text:list-item>
          <text:p text:style-name="P7"><text:span text:style-name="Strong_20_Emphasis">Named Entity Recognition (NER):</text:span> Identifying entities like names, dates, and locations in text</text:p>
        </text:list-item>
        <text:list-item>
          <text:p text:style-name="P7"><text:span text:style-name="Strong_20_Emphasis">Question Answering Systems:</text:span> AI-powered Q&amp;A platforms like IBM Watson</text:p>
        </text:list-item>
        <text:list-item>
          <text:p text:style-name="P7"><text:span text:style-name="Strong_20_Emphasis">Text Classification:</text:span> Categorizing emails as spam or non-spam</text:p>
        </text:list-item>
        <text:list-item>
          <text:p text:style-name="P3"><text:span text:style-name="Strong_20_Emphasis">Autocorrect and Predictive Typing:</text:span> Features in search engines and keyboards</text:p>
        </text:list-item>
      </text:list>
      <text:p text:style-name="Standard"/>
      <text:p text:style-name="Standard"/>
      <text:h text:style-name="Heading_20_3" text:outline-level="3">Q4. What are the Steps Involved while Preprocessing Data for NLP?</text:h>
      <text:p text:style-name="Text_20_body">Preprocessing is crucial for preparing raw text for NLP tasks. The key steps include:</text:p>
      <text:list xml:id="list1674448257051112547" text:style-name="L2">
        <text:list-item>
          <text:p text:style-name="P8"><text:span text:style-name="Strong_20_Emphasis">Tokenization:</text:span> Splitting text into words or sentences.</text:p>
        </text:list-item>
        <text:list-item>
          <text:p text:style-name="P8"><text:span text:style-name="Strong_20_Emphasis">Lowercasing:</text:span> Converting text to lowercase for uniformity.</text:p>
        </text:list-item>
        <text:list-item>
          <text:p text:style-name="P8"><text:span text:style-name="Strong_20_Emphasis">Removing Punctuation and Special Characters:</text:span> Cleaning unnecessary symbols.</text:p>
        </text:list-item>
        <text:list-item>
          <text:p text:style-name="P8"><text:span text:style-name="Strong_20_Emphasis">Removing Stopwords:</text:span> Eliminating common words like "the", "is", "and".</text:p>
        </text:list-item>
        <text:list-item>
          <text:p text:style-name="P8"><text:span text:style-name="Strong_20_Emphasis">Stemming:</text:span> Reducing words to their root form (e.g., "running" → "run").</text:p>
        </text:list-item>
        <text:list-item>
          <text:p text:style-name="P8"><text:span text:style-name="Strong_20_Emphasis">Lemmatization:</text:span> Converting words to their base form using vocabulary (e.g., "better" → "good").</text:p>
        </text:list-item>
        <text:list-item>
          <text:p text:style-name="P8"><text:span text:style-name="Strong_20_Emphasis">Part-of-Speech (POS) Tagging:</text:span> Identifying grammatical parts of words.</text:p>
        </text:list-item>
        <text:list-item>
          <text:p text:style-name="P8"><text:span text:style-name="Strong_20_Emphasis">Named Entity Recognition (NER):</text:span> Identifying names, dates, organizations, etc.</text:p>
        </text:list-item>
        <text:list-item>
          <text:p text:style-name="P4"><text:span text:style-name="Strong_20_Emphasis">Vectorization:</text:span> Converting text into numerical representations using techniques like TF-IDF or Word Embeddings.</text:p>
        </text:list-item>
      </text:list>
      <text:p text:style-name="Standard"/>
      <text:h text:style-name="Heading_20_3" text:outline-level="3">Q5. Explain Morphological Analysis in NLP.</text:h>
      <text:p text:style-name="Text_20_body"><text:span text:style-name="Strong_20_Emphasis">Morphological analysis</text:span> is the process of analyzing the structure of words and their components, such as roots, prefixes, suffixes, and grammatical inflections. It helps in understanding the meaning and syntactic role of words in a sentence.</text:p>
      <text:h text:style-name="Heading_20_4" text:outline-level="4"><text:span text:style-name="Strong_20_Emphasis">Types of Morphology in NLP:</text:span></text:h>
      <text:list xml:id="list967856615501215790" text:style-name="L3">
        <text:list-item>
          <text:p text:style-name="P9"><text:span text:style-name="Strong_20_Emphasis">Inflectional Morphology:</text:span> Deals with variations of words due to tense, case, number, etc.</text:p>
          <text:list>
            <text:list-item>
              <text:p text:style-name="P9">Example: <text:span text:style-name="Source_20_Text">"play"</text:span> → <text:span text:style-name="Source_20_Text">"playing"</text:span>, <text:span text:style-name="Source_20_Text">"played"</text:span></text:p>
            </text:list-item>
          </text:list>
        </text:list-item>
        <text:list-item>
          <text:p text:style-name="P9"><text:span text:style-name="Strong_20_Emphasis">Derivational Morphology:</text:span> Focuses on word formation by adding affixes that change meaning.</text:p>
          <text:list>
            <text:list-item>
              <text:p text:style-name="P5">Example: <text:span text:style-name="Source_20_Text">"happy"</text:span> → <text:span text:style-name="Source_20_Text">"happiness"</text:span>, <text:span text:style-name="Source_20_Text">"unhappy"</text:span></text:p>
            </text:list-item>
          </text:list>
        </text:list-item>
      </text:list>
      <text:h text:style-name="Heading_20_4" text:outline-level="4"><text:span text:style-name="Strong_20_Emphasis">Applications of Morphological Analysis:</text:span></text:h>
      <text:list xml:id="list6083164047095621745" text:style-name="L4">
        <text:list-item>
          <text:p text:style-name="P10">Lemmatization and stemming</text:p>
        </text:list-item>
        <text:list-item>
          <text:p text:style-name="P10">Speech recognition</text:p>
        </text:list-item>
        <text:list-item>
          <text:p text:style-name="P10">Machine translation</text:p>
        </text:list-item>
        <text:list-item>
          <text:p text:style-name="P6">Spell checking</text:p>
        </text:list-item>
      </text:list>
      <text:p text:style-name="Text_20_body">This analysis is crucial for NLP tasks as it helps machines recognize variations of words and understand their relationships.</text:p>
      <text:p text:style-name="Standard"/>
      <text:p text:style-name="Standard"/>
      <text:p text:style-name="Standard"><text:soft-page-break/></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kram MTir</meta:initial-creator>
    <meta:creation-date>2025-01-31T15:03:25.11</meta:creation-date>
    <meta:document-statistic meta:table-count="0" meta:image-count="0" meta:object-count="0" meta:page-count="3" meta:paragraph-count="50" meta:word-count="538" meta:character-count="3661"/>
    <dc:date>2025-01-31T15:43:49.61</dc:date>
    <dc:creator>Akram MTir</dc:creator>
    <meta:editing-duration>PT25M14S</meta:editing-duration>
    <meta:editing-cycles>1</meta:editing-cycles>
    <meta:generator>OpenOffice/4.1.11$Win32 OpenOffice.org_project/4111m1$Build-9808</meta:generator>
  </office:meta>
</office:document-meta>
</file>